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chivo Narrow" svg:font-family="'Archivo Narrow'" style:font-pitch="variable"/>
    <style:font-face style:name="Barlow Condensed" svg:font-family="'Barlow Condensed'" style:font-pitch="variable"/>
    <style:font-face style:name="Barlow Condensed Light" svg:font-family="'Barlow Condensed Light'" style:font-pitch="variable"/>
    <style:font-face style:name="Cabin Condensed" svg:font-family="'Cabin Condensed'" style:font-pitch="variable"/>
    <style:font-face style:name="Cuprum" svg:font-family="Cuprum" style:font-pitch="variable"/>
    <style:font-face style:name="Dosis" svg:font-family="Dosis" style:font-pitch="variable"/>
    <style:font-face style:name="Fjalla One" svg:font-family="'Fjalla One'" style:font-pitch="variable"/>
    <style:font-face style:name="Gabriela" svg:font-family="Gabriela" style:font-pitch="variable"/>
    <style:font-face style:name="Inika" svg:font-family="Inika" style:font-pitch="variable"/>
    <style:font-face style:name="Oswald" svg:font-family="Oswald" style:font-pitch="variable"/>
    <style:font-face style:name="Philosopher" svg:font-family="Philosoph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Encode Sans Condensed" svg:font-family="'Encode Sans Condensed'" style:font-family-generic="swiss" style:font-pitch="variable"/>
    <style:font-face style:name="Encode Sans Semi Condensed" svg:font-family="'Encode Sans Semi Condensed'" style:font-family-generic="swiss" style:font-pitch="variable"/>
    <style:font-face style:name="Fira Sans Condensed" svg:font-family="'Fira Sans Condensed'" style:font-family-generic="swiss" style:font-pitch="variable"/>
    <style:font-face style:name="Fira Sans Extra Condensed" svg:font-family="'Fira Sans Extra Condensed'" style:font-family-generic="swiss" style:font-pitch="variable"/>
    <style:font-face style:name="Open Sans Condensed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89cm"/>
    </style:style>
    <style:style style:name="gr2" style:family="graphic" style:parent-style-name="standard">
      <style:graphic-properties draw:stroke="none" draw:fill="none" fo:min-height="1.696cm"/>
    </style:style>
    <style:style style:name="gr3" style:family="graphic" style:parent-style-name="standard">
      <style:graphic-properties draw:stroke="none" draw:fill="none" fo:min-height="1.965cm"/>
    </style:style>
    <style:style style:name="gr4" style:family="graphic" style:parent-style-name="standard">
      <style:graphic-properties draw:stroke="none" draw:fill="none" fo:min-height="1.634cm"/>
    </style:style>
    <style:style style:name="gr5" style:family="graphic" style:parent-style-name="standard">
      <style:graphic-properties draw:stroke="none" draw:fill="none" fo:min-height="1.55cm"/>
    </style:style>
    <style:style style:name="gr6" style:family="graphic" style:parent-style-name="standard">
      <style:graphic-properties draw:stroke="none" draw:fill="none" fo:min-height="1.95cm"/>
    </style:style>
    <style:style style:name="gr7" style:family="graphic" style:parent-style-name="standard">
      <style:graphic-properties draw:stroke="none" draw:fill="none" fo:min-height="1.832cm"/>
    </style:style>
    <style:style style:name="gr8" style:family="graphic" style:parent-style-name="standard">
      <style:graphic-properties draw:stroke="none" draw:fill="none" fo:min-height="1.632cm"/>
    </style:style>
    <style:style style:name="gr9" style:family="graphic" style:parent-style-name="standard">
      <style:graphic-properties draw:stroke="none" draw:fill="none" fo:min-height="1.649cm"/>
    </style:style>
    <style:style style:name="gr10" style:family="graphic" style:parent-style-name="standard">
      <style:graphic-properties draw:stroke="none" draw:fill="none" fo:min-height="1.923cm"/>
    </style:style>
    <style:style style:name="P1" style:family="paragraph">
      <style:text-properties fo:color="#73cc29" style:font-name="Barlow Condensed" fo:font-size="40pt"/>
    </style:style>
    <style:style style:name="P2" style:family="paragraph">
      <loext:graphic-properties draw:fill="none" draw:fill-color="#ffffff"/>
      <style:text-properties fo:color="#73cc29" style:font-name="Barlow Condensed" fo:font-size="40pt"/>
    </style:style>
    <style:style style:name="P3" style:family="paragraph">
      <style:text-properties style:font-name="Philosopher"/>
    </style:style>
    <style:style style:name="P4" style:family="paragraph">
      <loext:graphic-properties draw:fill="none"/>
      <style:text-properties style:font-name="Philosopher" fo:font-size="28pt" fo:font-weight="bold" style:font-size-asian="28pt" style:font-weight-asian="bold" style:font-size-complex="28pt" style:font-weight-complex="bold"/>
    </style:style>
    <style:style style:name="P5" style:family="paragraph">
      <style:text-properties style:font-name="Archivo Narrow" fo:font-size="17.8999996185303pt"/>
    </style:style>
    <style:style style:name="P6" style:family="paragraph">
      <loext:graphic-properties draw:fill="none"/>
      <style:text-properties style:font-name="Archivo Narrow" fo:font-size="17.8999996185303pt"/>
    </style:style>
    <style:style style:name="P7" style:family="paragraph">
      <style:text-properties style:font-name="Cabin Condensed"/>
    </style:style>
    <style:style style:name="P8" style:family="paragraph">
      <loext:graphic-properties draw:fill="none"/>
      <style:text-properties style:font-name="Cabin Condensed" fo:font-size="17.8999996185303pt"/>
    </style:style>
    <style:style style:name="P9" style:family="paragraph">
      <style:text-properties style:font-name="Cuprum"/>
    </style:style>
    <style:style style:name="P10" style:family="paragraph">
      <loext:graphic-properties draw:fill="none"/>
      <style:text-properties style:font-name="Cuprum"/>
    </style:style>
    <style:style style:name="P11" style:family="paragraph">
      <style:text-properties style:font-name="Dosis" fo:font-weight="normal" style:font-weight-asian="normal" style:font-weight-complex="normal"/>
    </style:style>
    <style:style style:name="P12" style:family="paragraph">
      <loext:graphic-properties draw:fill="none"/>
      <style:text-properties style:font-name="Dosis" fo:font-weight="normal" style:font-weight-asian="normal" style:font-weight-complex="normal"/>
    </style:style>
    <style:style style:name="P13" style:family="paragraph">
      <style:text-properties style:font-name="Encode Sans Semi Condensed"/>
    </style:style>
    <style:style style:name="P14" style:family="paragraph">
      <loext:graphic-properties draw:fill="none"/>
      <style:text-properties style:font-name="Encode Sans Semi Condensed"/>
    </style:style>
    <style:style style:name="P15" style:family="paragraph">
      <style:text-properties style:font-name="Fira Sans Extra Condensed"/>
    </style:style>
    <style:style style:name="P16" style:family="paragraph">
      <loext:graphic-properties draw:fill="none"/>
      <style:text-properties style:font-name="Fira Sans Extra Condensed"/>
    </style:style>
    <style:style style:name="P17" style:family="paragraph">
      <style:text-properties style:font-name="Fjalla One" fo:font-size="40pt" style:font-size-asian="40pt" style:font-size-complex="40pt"/>
    </style:style>
    <style:style style:name="P18" style:family="paragraph">
      <loext:graphic-properties draw:fill="none"/>
      <style:text-properties style:font-name="Fjalla One" fo:font-size="40pt" style:font-size-asian="40pt" style:font-size-complex="40pt"/>
    </style:style>
    <style:style style:name="P19" style:family="paragraph">
      <style:text-properties style:font-name="Open Sans Condensed"/>
    </style:style>
    <style:style style:name="P20" style:family="paragraph">
      <loext:graphic-properties draw:fill="none"/>
      <style:text-properties style:font-name="Open Sans Condensed"/>
    </style:style>
    <style:style style:name="P21" style:family="paragraph">
      <style:text-properties style:font-name="Oswald"/>
    </style:style>
    <style:style style:name="P22" style:family="paragraph">
      <loext:graphic-properties draw:fill="none"/>
      <style:text-properties style:font-name="Oswald"/>
    </style:style>
    <style:style style:name="T1" style:family="text">
      <style:text-properties fo:color="#73cc29" style:font-name="Barlow Condensed"/>
    </style:style>
    <style:style style:name="T2" style:family="text">
      <style:text-properties fo:color="#73cc29" style:font-name="Philosopher" fo:font-size="40pt"/>
    </style:style>
    <style:style style:name="T3" style:family="text">
      <style:text-properties fo:color="#73cc29" style:font-name="Archivo Narrow" fo:font-size="40pt"/>
    </style:style>
    <style:style style:name="T4" style:family="text">
      <style:text-properties fo:color="#73cc29" style:font-name="Cabin Condensed" fo:font-size="40pt"/>
    </style:style>
    <style:style style:name="T5" style:family="text">
      <style:text-properties fo:color="#73cc29" style:font-name="Cuprum" fo:font-size="40pt"/>
    </style:style>
    <style:style style:name="T6" style:family="text">
      <style:text-properties fo:color="#73cc29" style:font-name="Dosis" fo:font-size="40pt" fo:font-weight="normal" style:font-weight-asian="normal" style:font-weight-complex="normal"/>
    </style:style>
    <style:style style:name="T7" style:family="text">
      <style:text-properties fo:color="#73cc29" style:font-name="Encode Sans Semi Condensed" fo:font-size="40pt"/>
    </style:style>
    <style:style style:name="T8" style:family="text">
      <style:text-properties fo:color="#73cc29" style:font-name="Fira Sans Extra Condensed" fo:font-size="40pt"/>
    </style:style>
    <style:style style:name="T9" style:family="text">
      <style:text-properties fo:color="#73cc29" style:font-name="Fjalla One" fo:font-size="40pt" style:font-size-asian="40pt" style:font-size-complex="40pt"/>
    </style:style>
    <style:style style:name="T10" style:family="text">
      <style:text-properties fo:color="#73cc29" style:font-name="Open Sans Condensed" fo:font-size="40pt"/>
    </style:style>
    <style:style style:name="T11" style:family="text">
      <style:text-properties fo:color="#73cc29" style:font-name="Oswald" fo:font-size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4.5cm" svg:height="1.945cm" svg:x="1cm" svg:y="1.055cm">
          <draw:text-box>
            <text:p text:style-name="P1"><text:span text:style-name="T1">Garten- und Landschaftsbau</text:span></text:p>
          </draw:text-box>
        </draw:frame>
        <draw:frame draw:style-name="gr2" draw:text-style-name="P4" draw:layer="layout" svg:width="18.1cm" svg:height="1.946cm" svg:x="0.9cm" svg:y="2.9cm">
          <draw:text-box>
            <text:p text:style-name="P3"><text:span text:style-name="T2">Garten- und </text:span><text:span text:style-name="T2">Landschaftsbau</text:span></text:p>
          </draw:text-box>
        </draw:frame>
        <draw:frame draw:style-name="gr3" draw:text-style-name="P6" draw:layer="layout" svg:width="15.265cm" svg:height="2.215cm" svg:x="0.835cm" svg:y="4.485cm">
          <draw:text-box>
            <text:p text:style-name="P5"><text:span text:style-name="T3">Garten- und </text:span><text:span text:style-name="T3">Landschaftsbau</text:span></text:p>
          </draw:text-box>
        </draw:frame>
        <draw:frame draw:style-name="gr4" draw:text-style-name="P8" draw:layer="layout" svg:width="17.647cm" svg:height="1.961cm" svg:x="0.953cm" svg:y="6.239cm">
          <draw:text-box>
            <text:p text:style-name="P7"><text:span text:style-name="T4">Garten- und Landschaftsbau</text:span></text:p>
          </draw:text-box>
        </draw:frame>
        <draw:frame draw:style-name="gr5" draw:text-style-name="P10" draw:layer="layout" svg:width="16.2cm" svg:height="1.881cm" svg:x="0.9cm" svg:y="8cm">
          <draw:text-box>
            <text:p text:style-name="P9"><text:span text:style-name="T5">Garten- und Landschaftsbau</text:span></text:p>
          </draw:text-box>
        </draw:frame>
        <draw:frame draw:style-name="gr6" draw:text-style-name="P12" draw:layer="layout" svg:width="17.325cm" svg:height="2.2cm" svg:x="0.875cm" svg:y="9.7cm">
          <draw:text-box>
            <text:p text:style-name="P11"><text:span text:style-name="T6">Garten- und Landschaftsbau</text:span></text:p>
          </draw:text-box>
        </draw:frame>
        <draw:frame draw:style-name="gr7" draw:text-style-name="P14" draw:layer="layout" svg:width="17.425cm" svg:height="2.082cm" svg:x="0.875cm" svg:y="11.518cm">
          <draw:text-box>
            <text:p text:style-name="P13"><text:span text:style-name="T7">Garten- und Landschaftsbau</text:span></text:p>
          </draw:text-box>
        </draw:frame>
        <draw:frame draw:style-name="gr8" draw:text-style-name="P16" draw:layer="layout" svg:width="17.4cm" svg:height="1.941cm" svg:x="0.9cm" svg:y="13.359cm">
          <draw:text-box>
            <text:p text:style-name="P15"><text:span text:style-name="T8">Garten- und Landschaftsbau</text:span></text:p>
          </draw:text-box>
        </draw:frame>
        <draw:frame draw:style-name="gr9" draw:text-style-name="P18" draw:layer="layout" svg:width="18.525cm" svg:height="2.025cm" svg:x="1cm" svg:y="15.1cm">
          <draw:text-box>
            <text:p text:style-name="P17"><text:span text:style-name="T9">Garten- und Landschaftsbau</text:span></text:p>
          </draw:text-box>
        </draw:frame>
        <draw:frame draw:style-name="gr10" draw:text-style-name="P20" draw:layer="layout" svg:width="16.125cm" svg:height="2.173cm" svg:x="12.6cm" svg:y="16.7cm">
          <draw:text-box>
            <text:p text:style-name="P19"><text:span text:style-name="T10">Garten- und Landschaftsbau</text:span></text:p>
          </draw:text-box>
        </draw:frame>
        <draw:frame draw:style-name="gr8" draw:text-style-name="P22" draw:layer="layout" svg:width="15.725cm" svg:height="2.338cm" svg:x="0.875cm" svg:y="17.8cm">
          <draw:text-box>
            <text:p text:style-name="P21"><text:span text:style-name="T11">Garten- und Landschaftsbau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chivo Narrow" svg:font-family="'Archivo Narrow'" style:font-pitch="variable"/>
    <style:font-face style:name="Barlow Condensed" svg:font-family="'Barlow Condensed'" style:font-pitch="variable"/>
    <style:font-face style:name="Barlow Condensed Light" svg:font-family="'Barlow Condensed Light'" style:font-pitch="variable"/>
    <style:font-face style:name="Cabin Condensed" svg:font-family="'Cabin Condensed'" style:font-pitch="variable"/>
    <style:font-face style:name="Cuprum" svg:font-family="Cuprum" style:font-pitch="variable"/>
    <style:font-face style:name="Dosis" svg:font-family="Dosis" style:font-pitch="variable"/>
    <style:font-face style:name="Fjalla One" svg:font-family="'Fjalla One'" style:font-pitch="variable"/>
    <style:font-face style:name="Gabriela" svg:font-family="Gabriela" style:font-pitch="variable"/>
    <style:font-face style:name="Inika" svg:font-family="Inika" style:font-pitch="variable"/>
    <style:font-face style:name="Oswald" svg:font-family="Oswald" style:font-pitch="variable"/>
    <style:font-face style:name="Philosopher" svg:font-family="Philosoph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Encode Sans Condensed" svg:font-family="'Encode Sans Condensed'" style:font-family-generic="swiss" style:font-pitch="variable"/>
    <style:font-face style:name="Encode Sans Semi Condensed" svg:font-family="'Encode Sans Semi Condensed'" style:font-family-generic="swiss" style:font-pitch="variable"/>
    <style:font-face style:name="Fira Sans Condensed" svg:font-family="'Fira Sans Condensed'" style:font-family-generic="swiss" style:font-pitch="variable"/>
    <style:font-face style:name="Fira Sans Extra Condensed" svg:font-family="'Fira Sans Extra Condensed'" style:font-family-generic="swiss" style:font-pitch="variable"/>
    <style:font-face style:name="Open Sans Condensed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4T12:28:09.263687569</meta:creation-date>
    <dc:date>2020-08-14T13:09:49.319555346</dc:date>
    <meta:editing-duration>PT11M5S</meta:editing-duration>
    <meta:editing-cycles>4</meta:editing-cycles>
    <meta:generator>LibreOffice/6.0.7.3$Linux_X86_64 LibreOffice_project/00m0$Build-3</meta:generator>
    <meta:document-statistic meta:object-count="11"/>
  </office:meta>
</office:document-meta>
</file>